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 fo:margin-top="0in" fo:margin-bottom="0.139in" loext:contextual-spacing="false">
        <style:tab-stops>
          <style:tab-stop style:position="0in"/>
        </style:tab-stops>
      </style:paragraph-properties>
    </style:style>
    <style:style style:name="P3" style:family="paragraph" style:parent-style-name="Standard" style:master-page-name="Standard">
      <style:paragraph-properties fo:margin-top="0in" fo:margin-bottom="0.139in" loext:contextual-spacing="false" fo:text-align="center" style:justify-single-word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.139in" loext:contextual-spacing="true" fo:text-indent="-0.25in" style:auto-text-indent="false">
        <style:tab-stops>
          <style:tab-stop style:position="0in"/>
        </style:tab-stops>
      </style:paragraph-properties>
    </style:style>
    <style:style style:name="P5" style:family="paragraph" style:parent-style-name="Heading_20_1" style:list-style-name="WWNum2">
      <style:paragraph-properties fo:margin-left="-0.0035in" fo:margin-right="0in" fo:margin-top="0in" fo:margin-bottom="0.111in" loext:contextual-spacing="false" fo:line-height="105%" fo:text-indent="0in" style:auto-text-indent="false">
        <style:tab-stops>
          <style:tab-stop style:position="0in"/>
        </style:tab-stops>
      </style:paragraph-properties>
    </style:style>
    <style:style style:name="T1" style:family="text">
      <style:text-properties fo:color="#23b8dc" style:font-name="Cambria" fo:font-size="13pt" fo:font-weight="bold" style:font-name-asian="Cambria1" style:font-size-asian="13pt" style:font-weight-asian="bold" style:font-name-complex="Cambria1" style:font-size-complex="13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ppendix</text:span></text:p>
      <text:list xml:id="list1280508733" text:style-name="WWNum2">
        <text:list-item>
          <text:p text:style-name="P5"><text:bookmark text:name="_hcolo28bfywd"/><text:span text:style-name="T2">Interview</text:span><text:span text:style-name="T4"> </text:span></text:p>
        </text:list-item>
        <text:list-item>
          <text:p text:style-name="P1">Transcript:</text:p>
        </text:list-item>
        <text:list-item>
          <text:p text:style-name="P1">…..</text:p>
        </text:list-item>
      </text:list>
      <text:p text:style-name="P2"/>
      <text:p text:style-name="P2">Problems: (Provided by the client)</text:p>
      <text:list xml:id="list3604539668" text:style-name="WWNum1">
        <text:list-item>
          <text:p text:style-name="P4">Photogates don’t always work unless they are going straight through the middle of the mass. This causes the timing ot be off.</text:p>
        </text:list-item>
        <text:list-item>
          <text:p text:style-name="P4">Tracking the pendulum throughout the entire swing.</text:p>
        </text:list-item>
        <text:list-item>
          <text:p text:style-name="P4">Raw data is the most import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72in" fo:margin-bottom="1in" fo:margin-left="0.5in" fo:margin-right="1.1528in" style:writing-mode="lr-tb" style:layout-grid-color="#c0c0c0" style:layout-grid-lines="25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47" meta:character-count="281" meta:non-whitespace-character-count="241"/>
    <meta:generator>LibreOfficeDev/6.0.5.2$Linux_X86_64 LibreOffice_project/</meta:generator>
  </office:meta>
</office:document-meta>
</file>